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 fo:margin-left="0.0833in" fo:margin-right="0.0506in">
        <style:tab-stops/>
      </style:paragraph-properties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left="2.7708in">
        <style:tab-stops/>
      </style:paragraph-properties>
    </style:style>
    <style:style style:name="P5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 fo:margin-left="1.5312in" fo:margin-right="2.0736in" fo:text-indent="-0.0013in">
        <style:tab-stops/>
      </style:paragraph-properties>
      <style:text-properties fo:font-weight="bold" style:font-weight-asian="bold" fo:font-size="14pt" style:font-size-asian="14pt" style:font-size-complex="14pt"/>
    </style:style>
    <style:style style:name="P8" style:parent-style-name="Normal" style:family="paragraph">
      <style:paragraph-properties fo:text-align="center" fo:margin-right="0.0625in"/>
      <style:text-properties fo:font-weight="bold" style:font-weight-asian="bold" fo:font-size="14pt" style:font-size-asian="14pt" style:font-size-complex="14pt"/>
    </style:style>
    <style:style style:name="P9" style:parent-style-name="Normal" style:family="paragraph">
      <style:paragraph-properties fo:text-align="center" fo:margin-right="0.0625in"/>
    </style:style>
    <style:style style:name="T10" style:parent-style-name="Tipodeletrapredefinidodoparágrafo" style:family="text">
      <style:text-properties fo:font-weight="bold" style:font-weight-asian="bold" fo:font-size="14pt" style:font-size-asian="14pt" style:font-size-complex="14pt"/>
    </style:style>
    <style:style style:name="P11" style:parent-style-name="Normal" style:family="paragraph">
      <style:paragraph-properties fo:margin-top="0.018in" fo:margin-left="1.0666in">
        <style:tab-stops/>
      </style:paragraph-properties>
    </style:style>
    <style:style style:name="T12" style:parent-style-name="Tipodeletrapredefinidodoparágrafo" style:family="text">
      <style:text-properties fo:language="pt" fo:country="PT" style:language-asian="pt" style:country-asian="PT"/>
    </style:style>
    <style:style style:name="P13" style:parent-style-name="Normal" style:family="paragraph">
      <style:paragraph-properties fo:margin-top="0.009in" fo:line-height="0.1666in"/>
      <style:text-properties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5" style:parent-style-name="Normal" style:family="paragraph">
      <style:paragraph-properties fo:text-align="center"/>
      <style:text-properties fo:font-weight="bold" style:font-weight-asian="bold" fo:font-size="14pt" style:font-size-asian="14pt"/>
    </style:style>
    <style:style style:name="P16" style:parent-style-name="NormalWeb" style:family="paragraph">
      <style:paragraph-properties fo:text-align="center"/>
      <style:text-properties fo:language="en" fo:country="US"/>
    </style:style>
    <style:style style:name="P17" style:parent-style-name="NormalWeb" style:family="paragraph">
      <style:paragraph-properties fo:text-align="center"/>
    </style:style>
    <style:style style:name="T18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" style:parent-style-name="Tipodeletrapredefinidodoparágrafo" style:family="text">
      <style:text-properties fo:language="en" fo:country="US"/>
    </style:style>
    <style:style style:name="T20" style:parent-style-name="Tipodeletrapredefinidodoparágrafo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1" style:parent-style-name="NormalWeb" style:family="paragraph">
      <style:paragraph-properties fo:margin-bottom="0in" fo:line-height="100%"/>
      <style:text-properties fo:language="en" fo:country="US"/>
    </style:style>
    <style:style style:name="P22" style:parent-style-name="TableContents" style:family="paragraph">
      <style:paragraph-properties fo:margin-top="0.1666in"/>
    </style:style>
    <style:style style:name="T23" style:parent-style-name="Tipodeletrapredefinidodoparágrafo" style:family="text">
      <style:text-properties fo:language="pl" fo:country="PL"/>
    </style:style>
    <style:style style:name="T24" style:parent-style-name="Tipodeletrapredefinidodoparágrafo" style:family="text">
      <style:text-properties style:font-name="Calibri" style:font-name-asian="Times New Roman" style:font-name-complex="Calibri" fo:color="#000000" style:letter-kerning="false" fo:font-size="11pt" style:font-size-asian="11pt" style:font-size-complex="10pt" fo:language="en" fo:country="US" style:language-asian="pt" style:country-asian="PT" style:language-complex="ar" style:country-complex="SA"/>
    </style:style>
    <style:style style:name="TableColumn26" style:family="table-column">
      <style:table-column-properties style:column-width="2.9493in" style:use-optimal-column-width="false"/>
    </style:style>
    <style:style style:name="TableColumn27" style:family="table-column">
      <style:table-column-properties style:column-width="2.9493in" style:use-optimal-column-width="false"/>
    </style:style>
    <style:style style:name="Table25" style:family="table">
      <style:table-properties style:width="5.8986in" style:rel-width="100%" fo:margin-left="0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3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/>
    </style:style>
    <style:style style:name="TableColumn40" style:family="table-column">
      <style:table-column-properties style:column-width="2.1013in" style:use-optimal-column-width="false"/>
    </style:style>
    <style:style style:name="TableColumn41" style:family="table-column">
      <style:table-column-properties style:column-width="0.7333in" style:use-optimal-column-width="false"/>
    </style:style>
    <style:style style:name="Table39" style:family="table">
      <style:table-properties style:width="2.8347in" fo:margin-left="0in" table:align="center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T4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4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4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end"/>
    </style:style>
    <style:style style:name="T4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50" style:parent-style-name="Tipodeletrapredefinidodoparágrafo" style:family="text">
      <style:text-properties style:font-name="Calibri" style:font-name-complex="Calibri"/>
    </style:style>
    <style:style style:name="T5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T54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55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56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end"/>
    </style:style>
    <style:style style:name="T5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60" style:parent-style-name="Tipodeletrapredefinidodoparágrafo" style:family="text">
      <style:text-properties style:font-name="Calibri" style:font-name-complex="Calibri"/>
    </style:style>
    <style:style style:name="T6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62" style:parent-style-name="Normal" style:family="paragraph">
      <style:paragraph-properties fo:text-align="center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/>
    </style:style>
    <style:style style:name="TableColumn66" style:family="table-column">
      <style:table-column-properties style:column-width="2.1013in" style:use-optimal-column-width="false"/>
    </style:style>
    <style:style style:name="TableColumn67" style:family="table-column">
      <style:table-column-properties style:column-width="0.7333in" style:use-optimal-column-width="false"/>
    </style:style>
    <style:style style:name="Table65" style:family="table">
      <style:table-properties style:width="2.8347in" fo:margin-left="0in" table:align="center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style:writing-mode="lr-tb" fo:padding-top="0in" fo:padding-left="0.075in" fo:padding-bottom="0in" fo:padding-right="0.075in"/>
    </style:style>
    <style:style style:name="T7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7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7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/>
    </style:style>
    <style:style style:name="T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76" style:parent-style-name="Tipodeletrapredefinidodoparágrafo" style:family="text">
      <style:text-properties style:font-name="Calibri" style:font-name-complex="Calibri"/>
    </style:style>
    <style:style style:name="T7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T8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8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8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end"/>
    </style:style>
    <style:style style:name="T8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86" style:parent-style-name="Tipodeletrapredefinidodoparágrafo" style:family="text">
      <style:text-properties style:font-name="Calibri" style:font-name-complex="Calibri"/>
    </style:style>
    <style:style style:name="T8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88" style:parent-style-name="Normal" style:family="paragraph">
      <style:paragraph-properties fo:text-align="center"/>
    </style:style>
    <style:style style:name="P89" style:parent-style-name="Normal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fo:font-size="11pt" style:font-size-asian="11pt" style:language-asian="pt" style:country-asian="PT"/>
    </style:style>
    <style:style style:name="TableCell9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fo:font-size="11pt" style:font-size-asian="11pt" style:language-asian="pt" style:country-asian="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text-align="center"/>
    </style:style>
    <style:style style:name="TableColumn99" style:family="table-column">
      <style:table-column-properties style:column-width="2.1013in" style:use-optimal-column-width="false"/>
    </style:style>
    <style:style style:name="TableColumn100" style:family="table-column">
      <style:table-column-properties style:column-width="0.7333in" style:use-optimal-column-width="false"/>
    </style:style>
    <style:style style:name="Table98" style:family="table">
      <style:table-properties style:width="2.8347in" fo:margin-left="0in" table:align="center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T10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0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0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end"/>
    </style:style>
    <style:style style:name="T10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09" style:parent-style-name="Tipodeletrapredefinidodoparágrafo" style:family="text">
      <style:text-properties style:font-name="Calibri" style:font-name-complex="Calibri"/>
    </style:style>
    <style:style style:name="T11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T113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14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15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text-align="end"/>
    </style:style>
    <style:style style:name="T11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19" style:parent-style-name="Tipodeletrapredefinidodoparágrafo" style:family="text">
      <style:text-properties style:font-name="Calibri" style:font-name-complex="Calibri"/>
    </style:style>
    <style:style style:name="T12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/>
    </style:style>
    <style:style style:name="TableColumn126" style:family="table-column">
      <style:table-column-properties style:column-width="2.1013in" style:use-optimal-column-width="false"/>
    </style:style>
    <style:style style:name="TableColumn127" style:family="table-column">
      <style:table-column-properties style:column-width="0.7333in" style:use-optimal-column-width="false"/>
    </style:style>
    <style:style style:name="Table125" style:family="table">
      <style:table-properties style:width="2.8347in" fo:margin-left="0in" table:align="center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none" style:writing-mode="lr-tb" fo:padding-top="0in" fo:padding-left="0.075in" fo:padding-bottom="0in" fo:padding-right="0.075in"/>
    </style:style>
    <style:style style:name="T13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3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3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end"/>
    </style:style>
    <style:style style:name="T13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36" style:parent-style-name="Tipodeletrapredefinidodoparágrafo" style:family="text">
      <style:text-properties style:font-name="Calibri" style:font-name-complex="Calibri"/>
    </style:style>
    <style:style style:name="T13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140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141" style:parent-style-name="Tipodeletrapredefinidodoparágrafo" style:family="text">
      <style:text-properties style:font-name="Calibri" style:font-name-complex="Calibri" fo:font-weight="bold" style:font-weight-asian="bold" fo:color="#006666"/>
    </style:style>
    <style:style style:name="T142" style:parent-style-name="Tipodeletrapredefinidodoparágrafo" style:family="text">
      <style:text-properties style:font-name="Calibri" style:font-name-complex="Calibri" fo:font-weight="bold" style:font-weight-asian="bold" fo:color="#006666" style:language-asian="pt" style:country-asian="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end"/>
    </style:style>
    <style:style style:name="T14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46" style:parent-style-name="Tipodeletrapredefinidodoparágrafo" style:family="text">
      <style:text-properties style:font-name="Calibri" style:font-name-complex="Calibri"/>
    </style:style>
    <style:style style:name="T14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148" style:parent-style-name="Normal" style:family="paragraph">
      <style:paragraph-properties fo:text-align="center"/>
    </style:style>
    <style:style style:name="P149" style:parent-style-name="Normal" style:family="paragraph">
      <style:paragraph-properties fo:text-align="center"/>
    </style:style>
    <style:style style:name="P150" style:parent-style-name="TableContents" style:master-page-name="MP1" style:family="paragraph">
      <style:paragraph-properties fo:break-before="page" fo:margin-top="0.1666in"/>
      <style:text-properties style:text-underline-type="single" style:text-underline-style="solid" style:text-underline-width="auto" style:text-underline-mode="continuous" fo:language="pl" fo:country="PL"/>
    </style:style>
    <style:style style:name="P153" style:parent-style-name="TableContents" style:family="paragraph">
      <style:paragraph-properties fo:margin-top="0.1666in"/>
      <style:text-properties fo:language="pl" fo:country="PL"/>
    </style:style>
    <style:style style:name="TableColumn155" style:family="table-column">
      <style:table-column-properties style:column-width="2.0729in"/>
    </style:style>
    <style:style style:name="TableColumn156" style:family="table-column">
      <style:table-column-properties style:column-width="1.8708in"/>
    </style:style>
    <style:style style:name="TableColumn157" style:family="table-column">
      <style:table-column-properties style:column-width="2.2993in"/>
    </style:style>
    <style:style style:name="TableColumn158" style:family="table-column">
      <style:table-column-properties style:column-width="1.7965in"/>
    </style:style>
    <style:style style:name="TableColumn159" style:family="table-column">
      <style:table-column-properties style:column-width="1.6784in"/>
    </style:style>
    <style:style style:name="Table154" style:family="table">
      <style:table-properties style:width="9.718in" style:rel-width="100%" fo:margin-left="0in" table:align="left"/>
    </style:style>
    <style:style style:name="TableRow160" style:family="table-row">
      <style:table-row-properties/>
    </style:style>
    <style:style style:name="TableCell161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/>
      <style:text-properties style:font-name="Calibri" style:font-name-complex="Calibri" fo:font-weight="bold" style:font-weight-asian="bold" fo:color="#FFFFFF" style:language-asian="pt" style:country-asian="PT"/>
    </style:style>
    <style:style style:name="TableCell163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165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167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168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Cell169" style:family="table-cell">
      <style:table-cell-properties fo:border="0.0069in solid #000000" fo:background-color="#323E4F" style:writing-mode="lr-tb" fo:padding-top="0in" fo:padding-left="0.0069in" fo:padding-bottom="0in" fo:padding-right="0.0069in"/>
    </style:style>
    <style:style style:name="P170" style:parent-style-name="Normal" style:family="paragraph">
      <style:paragraph-properties fo:text-align="center"/>
      <style:text-properties style:font-name="Calibri" style:font-name-complex="Calibri" fo:font-weight="bold" style:font-weight-asian="bold" style:font-weight-complex="bold" fo:color="#FFFFFF" style:language-asian="pt" style:country-asian="PT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T17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74" style:parent-style-name="Tipodeletrapredefinidodoparágrafo" style:family="text">
      <style:text-properties style:font-name="Calibri" style:font-name-complex="Calibri"/>
    </style:style>
    <style:style style:name="T17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/>
    </style:style>
    <style:style style:name="T17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79" style:parent-style-name="Tipodeletrapredefinidodoparágrafo" style:family="text">
      <style:text-properties style:font-name="Calibri" style:font-name-complex="Calibri"/>
    </style:style>
    <style:style style:name="T18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T18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3" style:parent-style-name="Tipodeletrapredefinidodoparágrafo" style:family="text">
      <style:text-properties style:font-name="Calibri" style:font-name-complex="Calibri"/>
    </style:style>
    <style:style style:name="T18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5" style:parent-style-name="Tipodeletrapredefinidodoparágrafo" style:family="text">
      <style:text-properties style:font-name="Calibri" style:font-name-complex="Calibri"/>
    </style:style>
    <style:style style:name="T18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7" style:parent-style-name="Tipodeletrapredefinidodoparágrafo" style:family="text">
      <style:text-properties style:font-name="Calibri" style:font-name-complex="Calibri"/>
    </style:style>
    <style:style style:name="T18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89" style:parent-style-name="Tipodeletrapredefinidodoparágrafo" style:family="text">
      <style:text-properties style:font-name="Calibri" style:font-name-complex="Calibri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T19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2" style:parent-style-name="Tipodeletrapredefinidodoparágrafo" style:family="text">
      <style:text-properties style:font-name="Calibri" style:font-name-complex="Calibri"/>
    </style:style>
    <style:style style:name="T19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196" style:family="table-cell">
      <style:table-cell-properties fo:border="0.0069in solid #000000" style:writing-mode="lr-tb" fo:padding-top="0in" fo:padding-left="0.0069in" fo:padding-bottom="0in" fo:padding-right="0.0069in"/>
    </style:style>
    <style:style style:name="T19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198" style:parent-style-name="Tipodeletrapredefinidodoparágrafo" style:family="text">
      <style:text-properties style:font-name="Calibri" style:font-name-complex="Calibri"/>
    </style:style>
    <style:style style:name="T19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Row200" style:family="table-row">
      <style:table-row-properties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20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03" style:parent-style-name="Tipodeletrapredefinidodoparágrafo" style:family="text">
      <style:text-properties style:font-name="Calibri" style:font-name-complex="Calibri"/>
    </style:style>
    <style:style style:name="T20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/>
    </style:style>
    <style:style style:name="T20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08" style:parent-style-name="Tipodeletrapredefinidodoparágrafo" style:family="text">
      <style:text-properties style:font-name="Calibri" style:font-name-complex="Calibri"/>
    </style:style>
    <style:style style:name="T209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211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2" style:parent-style-name="Tipodeletrapredefinidodoparágrafo" style:family="text">
      <style:text-properties style:font-name="Calibri" style:font-name-complex="Calibri"/>
    </style:style>
    <style:style style:name="T21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4" style:parent-style-name="Tipodeletrapredefinidodoparágrafo" style:family="text">
      <style:text-properties style:font-name="Calibri" style:font-name-complex="Calibri"/>
    </style:style>
    <style:style style:name="T215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6" style:parent-style-name="Tipodeletrapredefinidodoparágrafo" style:family="text">
      <style:text-properties style:font-name="Calibri" style:font-name-complex="Calibri"/>
    </style:style>
    <style:style style:name="T217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18" style:parent-style-name="Tipodeletrapredefinidodoparágrafo" style:family="text">
      <style:text-properties style:font-name="Calibri" style:font-name-complex="Calibri"/>
    </style:style>
    <style:style style:name="TableCell219" style:family="table-cell">
      <style:table-cell-properties fo:border="0.0069in solid #000000" style:writing-mode="lr-tb" fo:padding-top="0in" fo:padding-left="0.0069in" fo:padding-bottom="0in" fo:padding-right="0.0069in"/>
    </style:style>
    <style:style style:name="T220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1" style:parent-style-name="Tipodeletrapredefinidodoparágrafo" style:family="text">
      <style:text-properties style:font-name="Calibri" style:font-name-complex="Calibri"/>
    </style:style>
    <style:style style:name="T222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3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4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ableCell225" style:family="table-cell">
      <style:table-cell-properties fo:border="0.0069in solid #000000" style:writing-mode="lr-tb" fo:padding-top="0in" fo:padding-left="0.0069in" fo:padding-bottom="0in" fo:padding-right="0.0069in"/>
    </style:style>
    <style:style style:name="T226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T227" style:parent-style-name="Tipodeletrapredefinidodoparágrafo" style:family="text">
      <style:text-properties style:font-name="Calibri" style:font-name-complex="Calibri"/>
    </style:style>
    <style:style style:name="T228" style:parent-style-name="Tipodeletrapredefinidodoparágrafo" style:family="text">
      <style:text-properties style:font-name="Calibri" style:font-name-complex="Calibri" fo:color="#000000" style:language-asian="pt" style:country-asian="PT"/>
    </style:style>
    <style:style style:name="P229" style:parent-style-name="NormalWeb" style:family="paragraph">
      <style:paragraph-properties fo:margin-bottom="0in" fo:line-height="100%"/>
      <style:text-properties fo:font-weight="bold" style:font-weight-asian="bold" fo:font-size="14pt" style:font-size-asian="14pt" fo:language="fr" fo:country="FR"/>
    </style:style>
    <style:style style:family="graphic" style:name="a0">
      <style:graphic-properties style:wrap="parallel" style:wrap-contour="false" draw:fill="none" draw:stroke="solid" svg:stroke-width="0.00806in" svg:stroke-color="#00000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ocument ref.<text:s/></text:p>
      <text:p text:style-name="P4"/>
      <text:p text:style-name="P5"/>
      <text:p text:style-name="P6"/>
      <text:p text:style-name="P7"/>
      <text:p text:style-name="P8">SAI</text:p>
      <text:p text:style-name="P9"><text:span text:style-name="T10">IDENTIFICATION</text:span></text:p>
      <text:p text:style-name="P11"><text:span text:style-name="T12"><draw:custom-shape svg:x="1.22917in" svg:y="0.01597in" svg:width="6.04167in" svg:height="0in" draw:z-index="251658240" draw:id="id0" draw:style-name="a0" draw:name="Grupo 23" text:anchor-type="paragraph"><svg:title/><svg:desc/><draw:enhanced-geometry draw:path-stretchpoint-y="21600" draw:type="non-primitive" svg:viewBox="0 0 5524500 21600" draw:enhanced-path="M ?f3 ?f3 L ?f4 ?f3 N" draw:text-areas="?f10 ?f15 ?f12 ?f14" draw:glue-points="?f10 ?f15 ?f12 ?f15" draw:glue-point-leaving-directions="-90, -90"><draw:equation draw:name="f0" draw:formula="top"/><draw:equation draw:name="f1" draw:formula="bottom"/><draw:equation draw:name="f2" draw:formula="?f1 - ?f0"/><draw:equation draw:name="f3" draw:formula="0"/><draw:equation draw:name="f4" draw:formula="5524500"/><draw:equation draw:name="f5" draw:formula="?f2 / 0"/><draw:equation draw:name="f6" draw:formula="?f3 - ?f3"/><draw:equation draw:name="f7" draw:formula="?f4 - ?f3"/><draw:equation draw:name="f8" draw:formula="?f7 / 5524500"/><draw:equation draw:name="f9" draw:formula="?f6 / 0"/><draw:equation draw:name="f10" draw:formula="0 / ?f8"/><draw:equation draw:name="f11" draw:formula="0 / ?f9"/><draw:equation draw:name="f12" draw:formula="5524500 / ?f8"/><draw:equation draw:name="f13" draw:formula="1 / ?f9"/><draw:equation draw:name="f14" draw:formula="?f13 * ?f5"/><draw:equation draw:name="f15" draw:formula="?f11 * ?f5"/></draw:enhanced-geometry></draw:custom-shape></text:span></text:p>
      <text:p text:style-name="P13"/>
      <text:p text:style-name="P14">Recommendations Tracking Report<text:s/></text:p>
      <text:p text:style-name="P15"/>
      <text:p text:style-name="P16"> </text:p>
      <text:p text:style-name="P17"><text:span text:style-name="T18">{d.</text:span><text:span text:style-name="T19"><text:s/></text:span><text:span text:style-name="T20">AuditTitle}</text:span></text:p>
      <text:p text:style-name="P21">{d. AuditReference}</text:p>
      <text:p text:style-name="P22"><text:span text:style-name="T23">Number of recommendations made:<text:s/></text:span><text:span text:style-name="T24">{d.NumberOfRecommendations}</text:span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 table:number-columns-spanned="2">
            <text:p text:style-name="P30">Ratings</text:p>
          </table:table-cell>
          <table:covered-table-cell/>
        </table:table-row>
        <table:table-row table:style-name="TableRow31">
          <table:table-cell table:style-name="TableCell32">
            <text:p text:style-name="P33">Priority</text:p>
          </table:table-cell>
          <table:table-cell table:style-name="TableCell34">
            <text:p text:style-name="P35">Risk areas identified</text:p>
          </table:table-cell>
        </table:table-row>
        <table:table-row table:style-name="TableRow36">
          <table:table-cell table:style-name="TableCell37">
            <text:p text:style-name="P38"/>
            <table:table table:style-name="Table39">
              <table:table-columns>
                <table:table-column table:style-name="TableColumn40"/>
                <table:table-column table:style-name="TableColumn41"/>
              </table:table-columns>
              <table:table-row table:style-name="TableRow42">
                <table:table-cell table:style-name="TableCell43">
                  <text:p text:style-name="Normal"><text:span text:style-name="T44">{d.</text:span><text:span text:style-name="T45">StatPriorities</text:span><text:span text:style-name="T46">[i].Priority}</text:span></text:p>
                </table:table-cell>
                <table:table-cell table:style-name="TableCell47">
                  <text:p text:style-name="P48"><text:span text:style-name="T49">{d.</text:span><text:span text:style-name="T50">StatPriorities</text:span><text:span text:style-name="T51">[i].Number}</text:span></text:p>
                </table:table-cell>
              </table:table-row>
              <table:table-row table:style-name="TableRow52">
                <table:table-cell table:style-name="TableCell53">
                  <text:p text:style-name="Normal"><text:span text:style-name="T54">{d.</text:span><text:span text:style-name="T55">StatPriorities</text:span><text:span text:style-name="T56">[i+1].Priority}</text:span></text:p>
                </table:table-cell>
                <table:table-cell table:style-name="TableCell57">
                  <text:p text:style-name="P58"><text:span text:style-name="T59">{d.</text:span><text:span text:style-name="T60">StatPriorities</text:span><text:span text:style-name="T61">[i+1].Number}</text:span></text:p>
                </table:table-cell>
              </table:table-row>
            </table:table>
            <text:p text:style-name="P62"/>
            <text:p text:style-name="Normal"/>
          </table:table-cell>
          <table:table-cell table:style-name="TableCell63">
            <text:p text:style-name="P64"/>
            <table:table table:style-name="Table65">
              <table:table-columns>
                <table:table-column table:style-name="TableColumn66"/>
                <table:table-column table:style-name="TableColumn67"/>
              </table:table-columns>
              <table:table-row table:style-name="TableRow68">
                <table:table-cell table:style-name="TableCell69">
                  <text:p text:style-name="Normal"><text:span text:style-name="T70">{d.</text:span><text:span text:style-name="T71">StatCharacterization</text:span><text:span text:style-name="T72">[i].Risk}</text:span></text:p>
                </table:table-cell>
                <table:table-cell table:style-name="TableCell73">
                  <text:p text:style-name="P74"><text:span text:style-name="T75">{d.</text:span><text:span text:style-name="T76">StatCharacterization</text:span><text:span text:style-name="T77">[i].Number}</text:span></text:p>
                </table:table-cell>
              </table:table-row>
              <table:table-row table:style-name="TableRow78">
                <table:table-cell table:style-name="TableCell79">
                  <text:p text:style-name="Normal"><text:span text:style-name="T80">{d.</text:span><text:span text:style-name="T81">StatCharacterization</text:span><text:span text:style-name="T82">[i+1].Risk}</text:span></text:p>
                </table:table-cell>
                <table:table-cell table:style-name="TableCell83">
                  <text:p text:style-name="P84"><text:span text:style-name="T85">{d.</text:span><text:span text:style-name="T86">StatCharacterization</text:span><text:span text:style-name="T87">[i+1].Number}</text:span></text:p>
                </table:table-cell>
              </table:table-row>
            </table:table>
            <text:p text:style-name="P88"/>
            <text:p text:style-name="P89"/>
          </table:table-cell>
        </table:table-row>
        <table:table-row table:style-name="TableRow90">
          <table:table-cell table:style-name="TableCell91">
            <text:p text:style-name="P92">Recommendations by type of entity</text:p>
          </table:table-cell>
          <table:table-cell table:style-name="TableCell93">
            <text:p text:style-name="P94">Importance of recommendations</text:p>
          </table:table-cell>
        </table:table-row>
        <table:table-row table:style-name="TableRow95">
          <table:table-cell table:style-name="TableCell96">
            <text:p text:style-name="P97"/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Normal"><text:span text:style-name="T103">{d.</text:span><text:span text:style-name="T104">StatLevel</text:span><text:span text:style-name="T105">[i].Level}</text:span></text:p>
                </table:table-cell>
                <table:table-cell table:style-name="TableCell106">
                  <text:p text:style-name="P107"><text:span text:style-name="T108">{d.</text:span><text:span text:style-name="T109">StatLevel</text:span><text:span text:style-name="T110">[i].Number}</text:span></text:p>
                </table:table-cell>
              </table:table-row>
              <table:table-row table:style-name="TableRow111">
                <table:table-cell table:style-name="TableCell112">
                  <text:p text:style-name="Normal"><text:span text:style-name="T113">{d.</text:span><text:span text:style-name="T114">StatLevel</text:span><text:span text:style-name="T115"><text:s/>[i+1].Level}</text:span></text:p>
                </table:table-cell>
                <table:table-cell table:style-name="TableCell116">
                  <text:p text:style-name="P117"><text:span text:style-name="T118">{d.</text:span><text:span text:style-name="T119">StatLevel</text:span><text:span text:style-name="T120">[i+1].Number}</text:span></text:p>
                </table:table-cell>
              </table:table-row>
            </table:table>
            <text:p text:style-name="P121"/>
            <text:p text:style-name="P122"/>
          </table:table-cell>
          <table:table-cell table:style-name="TableCell123">
            <text:p text:style-name="P124"/>
            <table:table table:style-name="Table125">
              <table:table-columns>
                <table:table-column table:style-name="TableColumn126"/>
                <table:table-column table:style-name="TableColumn127"/>
              </table:table-columns>
              <table:table-row table:style-name="TableRow128">
                <table:table-cell table:style-name="TableCell129">
                  <text:p text:style-name="Normal"><text:span text:style-name="T130">{d.</text:span><text:span text:style-name="T131">StatImportance</text:span><text:span text:style-name="T132">[i].Importance}</text:span></text:p>
                </table:table-cell>
                <table:table-cell table:style-name="TableCell133">
                  <text:p text:style-name="P134"><text:span text:style-name="T135">{d.</text:span><text:span text:style-name="T136">StatImportance</text:span><text:span text:style-name="T137">[i].Number}</text:span></text:p>
                </table:table-cell>
              </table:table-row>
              <table:table-row table:style-name="TableRow138">
                <table:table-cell table:style-name="TableCell139">
                  <text:p text:style-name="Normal"><text:span text:style-name="T140">{d.</text:span><text:span text:style-name="T141">StatImportance</text:span><text:span text:style-name="T142">[i+1].Importance}</text:span></text:p>
                </table:table-cell>
                <table:table-cell table:style-name="TableCell143">
                  <text:p text:style-name="P144"><text:span text:style-name="T145">{d.</text:span><text:span text:style-name="T146">StatImportance</text:span><text:span text:style-name="T147">[i+1].Number}</text:span></text:p>
                </table:table-cell>
              </table:table-row>
            </table:table>
            <text:p text:style-name="P148"/>
            <text:p text:style-name="P149"/>
          </table:table-cell>
        </table:table-row>
      </table:table>
      <text:p text:style-name="P150"/>
      <text:p text:style-name="P153">Progress of recommendations</text:p>
      <table:table table:style-name="Table154">
        <table:table-columns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Recommendation</text:p>
          </table:table-cell>
          <table:table-cell table:style-name="TableCell163">
            <text:p text:style-name="P164">Priority</text:p>
          </table:table-cell>
          <table:table-cell table:style-name="TableCell165">
            <text:p text:style-name="P166">Risk</text:p>
          </table:table-cell>
          <table:table-cell table:style-name="TableCell167">
            <text:p text:style-name="P168">Timeline</text:p>
          </table:table-cell>
          <table:table-cell table:style-name="TableCell169">
            <text:p text:style-name="P170">Current Status</text:p>
          </table:table-cell>
        </table:table-row>
        <table:table-row table:style-name="TableRow171">
          <table:table-cell table:style-name="TableCell172">
            <text:p text:style-name="Normal"><text:span text:style-name="T173">{d.</text:span><text:span text:style-name="T174">Recommendations</text:span><text:span text:style-name="T175">[i].Description}</text:span></text:p>
          </table:table-cell>
          <table:table-cell table:style-name="TableCell176">
            <text:p text:style-name="P177"><text:span text:style-name="T178">{d.</text:span><text:span text:style-name="T179">Recommendations</text:span><text:span text:style-name="T180">[i].Priority}</text:span></text:p>
          </table:table-cell>
          <table:table-cell table:style-name="TableCell181">
            <text:p text:style-name="Normal"><text:span text:style-name="T182">{d.</text:span><text:span text:style-name="T183">Recommendations</text:span><text:span text:style-name="T184">[i].Risk}</text:span></text:p>
            <text:p text:style-name="Normal"><text:span text:style-name="T185">(</text:span><text:span text:style-name="T186">{d.</text:span><text:span text:style-name="T187">Recommendations</text:span><text:span text:style-name="T188">[i].Riskevaluation}</text:span><text:span text:style-name="T189">)</text:span></text:p>
          </table:table-cell>
          <table:table-cell table:style-name="TableCell190">
            <text:p text:style-name="Normal"><text:span text:style-name="T191">{d.</text:span><text:span text:style-name="T192">Recommendations</text:span><text:span text:style-name="T193">[i].Time</text:span><text:span text:style-name="T194">l</text:span><text:span text:style-name="T195">ine}</text:span></text:p>
          </table:table-cell>
          <table:table-cell table:style-name="TableCell196">
            <text:p text:style-name="Normal"><text:span text:style-name="T197">{d.</text:span><text:span text:style-name="T198">Recommendations</text:span><text:span text:style-name="T199">[i].Status}</text:span></text:p>
          </table:table-cell>
        </table:table-row>
        <table:table-row table:style-name="TableRow200">
          <table:table-cell table:style-name="TableCell201">
            <text:p text:style-name="Normal"><text:span text:style-name="T202">{d.</text:span><text:span text:style-name="T203">Recommendations</text:span><text:span text:style-name="T204">[i+1].Description}</text:span></text:p>
          </table:table-cell>
          <table:table-cell table:style-name="TableCell205">
            <text:p text:style-name="P206"><text:span text:style-name="T207">{d.</text:span><text:span text:style-name="T208">Recommendations</text:span><text:span text:style-name="T209">[i+1].Priority}</text:span></text:p>
          </table:table-cell>
          <table:table-cell table:style-name="TableCell210">
            <text:p text:style-name="Normal"><text:span text:style-name="T211">{d.</text:span><text:span text:style-name="T212">Recommendations</text:span><text:span text:style-name="T213">[i+1].Risk}</text:span></text:p>
            <text:p text:style-name="Normal"><text:span text:style-name="T214">(</text:span><text:span text:style-name="T215">{d.</text:span><text:span text:style-name="T216">Recommendations</text:span><text:span text:style-name="T217">[i+1].Riskevaluation}</text:span><text:span text:style-name="T218">)</text:span></text:p>
          </table:table-cell>
          <table:table-cell table:style-name="TableCell219">
            <text:p text:style-name="Normal"><text:span text:style-name="T220">{d.</text:span><text:span text:style-name="T221">Recommendations</text:span><text:span text:style-name="T222">[i+1].Time</text:span><text:span text:style-name="T223">l</text:span><text:span text:style-name="T224">ine}</text:span></text:p>
          </table:table-cell>
          <table:table-cell table:style-name="TableCell225">
            <text:p text:style-name="Normal"><text:span text:style-name="T226">{d.</text:span><text:span text:style-name="T227">Recommendations</text:span><text:span text:style-name="T228">[i+1].Status}</text:span></text:p>
          </table:table-cell>
        </table:table-row>
      </table:table>
      <text:p text:style-name="P2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fo:font-size="10pt" style:font-size-asian="10pt" style:font-size-complex="10pt" fo:language="en" fo:country="US" fo:hyphenate="false"/>
    </style:style>
    <style:style style:name="Tipodeletrapredefinidodoparágrafo" style:display-name="Tipo de letra predefinido do parágrafo" style:family="text"/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>
      <style:text-properties style:font-name="Times New Roman" style:font-name-asian="Times New Roman" style:font-name-complex="Times New Roman" fo:font-size="10pt" style:font-size-asian="10pt" style:font-size-complex="10pt" fo:language="en" fo:country="US"/>
    </style:style>
    <style:style style:name="NormalWeb" style:display-name="Normal (Web)" style:family="paragraph" style:parent-style-name="Normal">
      <style:paragraph-properties fo:margin-top="0.0694in" fo:margin-bottom="0.0986in" fo:line-height="115%"/>
      <style:text-properties fo:font-size="12pt" style:font-size-asian="12pt" style:font-size-complex="12pt" fo:language="pt" fo:country="PT" style:language-asian="pt" style:country-asian="PT" fo:hyphenate="false"/>
    </style:style>
    <style:style style:name="TableContents" style:display-name="Table Contents" style:family="paragraph" style:parent-style-name="Normal">
      <style:paragraph-properties text:number-lines="false"/>
      <style:text-properties style:font-name="Liberation Serif" style:font-name-asian="SimSun" style:font-name-complex="Lucida Sans" style:letter-kerning="true" fo:font-size="12pt" style:font-size-asian="12pt" style:font-size-complex="12pt" fo:language="pt" fo:country="PT" style:language-asian="zh" style:country-asian="CN" style:language-complex="hi" style:country-complex="I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Rodapé" style:family="paragraph">
      <style:paragraph-properties fo:text-align="center"/>
    </style:style>
    <style:style style:name="T3" style:parent-style-name="Tipodeletrapredefinidodoparágrafo" style:family="text">
      <style:text-properties fo:language="pt" fo:country="PT"/>
    </style:style>
    <style:page-layout style:name="PL1">
      <style:page-layout-properties fo:page-width="11.693in" fo:page-height="8.268in" style:print-orientation="landscape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6812in"/>
      </style:footer-style>
    </style:page-layout>
    <style:style style:name="P151" style:parent-style-name="Rodapé" style:family="paragraph">
      <style:paragraph-properties fo:text-align="center"/>
    </style:style>
    <style:style style:name="T152" style:parent-style-name="Tipodeletrapredefinidodoparágrafo" style:family="text">
      <style:text-properties fo:language="pt" fo:country="PT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  <text:p text:style-name="Rodapé"/>
      </style:footer>
    </style:master-page>
    <style:master-page style:name="MP1" style:page-layout-name="PL1">
      <style:footer>
        <text:p text:style-name="P151"><text:span text:style-name="T152"><text:page-number text:fixed="false">1</text:page-number></text:span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o Cardoso</meta:initial-creator>
    <dc:creator>Joao Cardoso</dc:creator>
    <meta:creation-date>2019-12-18T10:35:00Z</meta:creation-date>
    <dc:date>2019-12-18T10:36:00Z</dc:date>
    <meta:template xlink:href="Normal.dotm" xlink:type="simple"/>
    <meta:editing-cycles>3</meta:editing-cycles>
    <meta:editing-duration>PT0S</meta:editing-duration>
    <meta:document-statistic meta:page-count="2" meta:paragraph-count="2" meta:word-count="200" meta:character-count="1283" meta:row-count="9" meta:non-whitespace-character-count="1085"/>
  </office:meta>
</office:document-meta>
</file>